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9C40000057E11A94FCE33D95298.png" manifest:media-type="image/png"/>
  <manifest:file-entry manifest:full-path="Pictures/10000000000009C40000057F8D5BD6123C997D00.png" manifest:media-type="image/png"/>
  <manifest:file-entry manifest:full-path="Pictures/10000000000009C40000057FBE0AAD470FA77FF2.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_32__5f_Custom_20_Layou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_31__5f_Custom_20_Layout-outline1">
      <style:graphic-properties draw:stroke="none" svg:stroke-width="0cm" draw:fill="none" draw:textarea-vertical-align="bottom" draw:auto-grow-height="false" draw:fit-to-size="false" style:shrink-to-fit="false" fo:min-height="8.036cm" fo:padding-top="0.127cm" fo:padding-bottom="0.127cm" fo:padding-left="0.254cm" fo:padding-right="0.254cm" fo:wrap-option="wrap"/>
    </style:style>
    <style:style style:name="pr3" style:family="presentation" style:parent-style-name="_31__5f_Custom_20_Layou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4" style:family="presentation" style:parent-style-name="_31__5f_Custom_20_Layou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Custom_20_Layou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6" style:family="presentation" style:parent-style-name="Custom_20_Layou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Default-outline1">
      <style:graphic-properties draw:stroke="none" svg:stroke-width="0cm" draw:fill="none" draw:textarea-vertical-align="bottom" draw:auto-grow-height="false" draw:fit-to-size="false" style:shrink-to-fit="false" fo:min-height="8.036cm" fo:padding-top="0.127cm" fo:padding-bottom="0.127cm" fo:padding-left="0.254cm" fo:padding-right="0.254cm" fo:wrap-option="wrap"/>
    </style:style>
    <style:style style:name="pr8" style:family="presentation" style:parent-style-name="Defaul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font-independent-line-spacing="true"/>
      <style:text-properties fo:font-size="14pt"/>
    </style:style>
    <style:style style:name="P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3" style:family="paragraph">
      <style:paragraph-properties fo:margin-left="0cm" fo:margin-right="0cm" fo:margin-top="0.339cm" fo:margin-bottom="0cm" fo:line-height="100%" fo:text-align="center"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48pt"/>
    </style:style>
    <style:style style:name="P5"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339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13.5pt" fo:letter-spacing="normal" fo:font-style="normal" style:text-underline-style="none" fo:font-weight="normal" style:font-name-asian="Arial" style:font-size-asian="13.5pt" style:font-style-asian="normal" style:font-weight-asian="normal" style:font-name-complex="Arial" style:font-size-complex="13.5pt" style:font-style-complex="normal" style:font-weight-complex="normal"/>
    </style:style>
    <style:style style:name="T6" style:family="text">
      <style:text-properties fo:font-variant="normal" fo:text-transform="none" fo:color="#0000ff" style:text-line-through-style="none" style:text-line-through-type="none" style:text-position="0% 100%" style:font-name="Arial" fo:font-size="13.5pt" fo:letter-spacing="normal" fo:font-style="normal" style:text-underline-style="solid" style:text-underline-width="auto" style:text-underline-color="font-color" fo:font-weight="normal" style:font-name-asian="Arial" style:font-size-asian="13.5pt" style:font-style-asian="normal" style:font-weight-asian="normal" style:font-name-complex="Arial" style:font-size-complex="13.5pt" style:font-style-complex="normal" style:font-weight-complex="normal"/>
    </style:style>
    <style:style style:name="T7" style:family="text">
      <style:text-properties fo:font-variant="normal" fo:text-transform="none" fo:color="#ffffff" style:text-line-through-style="none" style:text-line-through-type="none" style:text-position="0% 100%" style:font-name="Open Sans" fo:font-size="19pt" fo:letter-spacing="normal" fo:font-style="normal" style:text-underline-style="none" fo:font-weight="bold" style:font-name-asian="Open Sans" style:font-size-asian="19pt" style:font-style-asian="normal" style:font-weight-asian="bold" style:font-name-complex="Open Sans" style:font-size-complex="19pt" style:font-style-complex="normal" style:font-weight-complex="bold"/>
    </style:style>
    <text:list-style style:name="L1">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89cm" text:min-label-width="0.881cm"/>
        <style:text-properties fo:color="#0092d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89cm" text:min-label-width="0.881cm"/>
        <style:text-properties fo:color="#0092db" fo:font-size="100%"/>
      </text:list-level-style-number>
      <text:list-level-style-number text:level="2" style:num-suffix="." style:num-format="a">
        <style:list-level-properties text:space-before="1.659cm" text:min-label-width="0.881cm"/>
        <style:text-properties fo:color="#0092db"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89cm" text:min-label-width="0.881cm"/>
        <style:text-properties fo:color="#000000" fo:font-size="100%"/>
      </text:list-level-style-number>
      <text:list-level-style-number text:level="2" style:num-suffix="." style:num-format="a">
        <style:list-level-properties text:space-before="1.659cm" text:min-label-width="0.881cm"/>
        <style:text-properties fo:color="#0092db"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98cm" text:min-label-width="0.872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Custom_20_Layout">
        <draw:custom-shape draw:name="Google Shape;27;p10" draw:style-name="gr1" draw:text-style-name="P1" draw:layer="layout" svg:width="21.2cm" svg:height="2.41cm" svg:x="2.1cm" svg:y="10.1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ga60bed0eb7_1_53:notes" presentation:style-name="pr1" draw:text-style-name="P2" draw:layer="layout" svg:width="15.239cm" svg:height="10.001cm" svg:x="1.905cm" svg:y="12.224cm" presentation:class="notes" presentation:placeholder="true" presentation:user-transformed="true">
            <draw:text-box/>
          </draw:frame>
          <draw:page-thumbnail draw:name="Google Shape;25;ga60bed0eb7_1_53:notes" draw:style-name="gr2" draw:layer="layout" svg:width="15.239cm" svg:height="8.572cm" svg:x="1.905cm" svg:y="3.175cm" draw:page-number="1" presentation:class="page"/>
        </presentation:notes>
      </draw:page>
      <draw:page draw:name="page2" draw:style-name="dp1" draw:master-page-name="_31__5f_Custom_20_Layout">
        <draw:frame draw:name="Google Shape;32;p11" presentation:style-name="pr2" draw:text-style-name="P4" draw:layer="layout" svg:width="20.268cm" svg:height="5.337cm" svg:x="2.587cm" svg:y="4.194cm" presentation:class="outline" presentation:user-transformed="true">
          <draw:text-box>
            <text:p text:style-name="P3"><text:span text:style-name="T1">Title</text:span></text:p>
          </draw:text-box>
        </draw:frame>
        <draw:frame draw:name="Google Shape;33;p11" presentation:style-name="pr3" draw:text-style-name="P6" draw:layer="layout" svg:width="20.268cm" svg:height="1.119cm" svg:x="2.587cm" svg:y="9.284cm" presentation:class="outline" presentation:user-transformed="true">
          <draw:text-box>
            <text:p text:style-name="P5"><text:span text:style-name="T2">Speaker Name, Title, Company</text:span></text:p>
          </draw:text-box>
        </draw:frame>
        <presentation:notes draw:style-name="dp2">
          <draw:page-thumbnail draw:name="Google Shape;29;ga60bed0eb7_1_99:notes" draw:style-name="gr2" draw:layer="layout" svg:width="16.932cm" svg:height="9.524cm" svg:x="1.059cm" svg:y="1.905cm" draw:page-number="2" presentation:class="page"/>
          <draw:frame draw:name="Google Shape;30;ga60bed0eb7_1_99:notes" presentation:style-name="pr4" draw:text-style-name="P2" draw:layer="layout" svg:width="15.239cm" svg:height="11.429cm" svg:x="1.905cm" svg:y="12.065cm" presentation:class="notes" presentation:placeholder="true" presentation:user-transformed="true">
            <draw:text-box/>
          </draw:frame>
        </presentation:notes>
      </draw:page>
      <draw:page draw:name="page3" draw:style-name="dp1" draw:master-page-name="Custom_20_Layout">
        <draw:frame draw:name="Google Shape;38;p12" presentation:style-name="pr5" draw:text-style-name="P6" draw:layer="layout" svg:width="22.902cm" svg:height="8.74cm" svg:x="1.255cm" svg:y="4.022cm" presentation:class="outline" presentation:user-transformed="true">
          <draw:text-box>
            <text:p text:style-name="P7"><text:span text:style-name="T3">Content Template 1</text:span></text:p>
            <text:p text:style-name="P7"><text:span text:style-name="T3"/></text:p>
            <text:list text:style-name="L4">
              <text:list-item>
                <text:p text:style-name="P7"><text:span text:style-name="T3">Abc</text:span></text:p>
              </text:list-item>
            </text:list>
            <text:list text:style-name="L5">
              <text:list-item>
                <text:list>
                  <text:list-item>
                    <text:p text:style-name="P7"><text:span text:style-name="T3">Abc</text:span></text:p>
                  </text:list-item>
                  <text:list-item>
                    <text:p text:style-name="P7"><text:span text:style-name="T3">Abc</text:span></text:p>
                  </text:list-item>
                </text:list>
              </text:list-item>
              <text:list-item>
                <text:p text:style-name="P7"><text:span text:style-name="T3">Abc</text:span></text:p>
              </text:list-item>
              <text:list-item>
                <text:p text:style-name="P7"><text:span text:style-name="T3">And so on</text:span></text:p>
              </text:list-item>
            </text:list>
            <text:p text:style-name="P7"><text:span text:style-name="T4"/></text:p>
          </draw:text-box>
        </draw:frame>
        <presentation:notes draw:style-name="dp2">
          <draw:frame draw:name="Google Shape;35;ga60bed0eb7_1_79:notes" presentation:style-name="pr6" draw:text-style-name="P2" draw:layer="layout" svg:width="15.239cm" svg:height="10.001cm" svg:x="1.905cm" svg:y="12.224cm" presentation:class="notes" presentation:placeholder="true" presentation:user-transformed="true">
            <draw:text-box/>
          </draw:frame>
          <draw:page-thumbnail draw:name="Google Shape;36;ga60bed0eb7_1_79:notes" draw:style-name="gr2" draw:layer="layout" svg:width="15.239cm" svg:height="8.572cm" svg:x="1.905cm" svg:y="3.175cm" draw:page-number="3" presentation:class="page"/>
        </presentation:notes>
      </draw:page>
      <draw:page draw:name="page4" draw:style-name="dp1" draw:master-page-name="Default">
        <draw:frame draw:name="Google Shape;43;p13" presentation:style-name="pr7" draw:text-style-name="P4" draw:layer="layout" svg:width="20.268cm" svg:height="5.337cm" svg:x="2.565cm" svg:y="8.661cm" presentation:class="outline" presentation:user-transformed="true">
          <draw:text-box>
            <text:p text:style-name="P8"><text:span text:style-name="T5">We hope it will be helpful in your journey to learning more about effective and productive participation in open source projects. We will leave you with a few additional resources for your continued learning:</text:span></text:p>
            <text:list text:style-name="L7">
              <text:list-item>
                <text:p text:style-name="P8"><text:span text:style-name="T5">The </text:span><text:span text:style-name="T6"><text:a xlink:href="https://communitybridge.org/" xlink:type="simple">LF Mentoring Program</text:a></text:span><text:span text:style-name="T5"><text:s/>is designed to help new developers with necessary skills and resources to experiment, learn and contribute effectively to open source communities.</text:span></text:p>
              </text:list-item>
              <text:list-item>
                <text:p text:style-name="P7"><text:span text:style-name="T6"><text:a xlink:href="https://www.outreachy.org/" xlink:type="simple">Outreachy remote internships program</text:a></text:span><text:span text:style-name="T5"><text:s/>supports diversity in open source and free software</text:span></text:p>
              </text:list-item>
              <text:list-item>
                <text:p text:style-name="P7"><text:span text:style-name="T6"><text:a xlink:href="https://training.linuxfoundation.org/" xlink:type="simple">Linux Foundation Training</text:a></text:span><text:span text:style-name="T5"><text:s/>offers a wide range of </text:span><text:span text:style-name="T6"><text:a xlink:href="https://training.linuxfoundation.org/resources/?_sft_content_type=free-course" xlink:type="simple">free courses</text:a></text:span><text:span text:style-name="T5">, webinars, tutorials and publications to help you explore the open source technology landscape.</text:span></text:p>
              </text:list-item>
              <text:list-item>
                <text:p text:style-name="P7"><text:span text:style-name="T6"><text:a xlink:href="https://events.linuxfoundation.org/" xlink:type="simple">Linux Foundation Events</text:a></text:span><text:span text:style-name="T5"><text:s/>also provide educational content across a range of skill levels and topics, as well as the chance to meet others in the community, to collaborate, exchange ideas, expand job opportunities and more. You can find all events at </text:span><text:span text:style-name="T6"><text:a xlink:href="https://events.linuxfoundation.org/" xlink:type="simple">events.linuxfoundation.org</text:a></text:span><text:span text:style-name="T5">.</text:span></text:p>
              </text:list-item>
            </text:list>
          </draw:text-box>
        </draw:frame>
        <draw:custom-shape draw:name="Google Shape;44;p13" draw:style-name="gr3" draw:text-style-name="P1" draw:layer="layout" svg:width="11.147cm" svg:height="1.772cm" svg:x="6.275cm" svg:y="3.155cm">
          <text:p text:style-name="P9"><text:span text:style-name="T7">Thank you for joining us to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ga52daa55e2_3_0:notes" draw:style-name="gr2" draw:layer="layout" svg:width="16.932cm" svg:height="9.524cm" svg:x="1.059cm" svg:y="1.905cm" draw:page-number="4" presentation:class="page"/>
          <draw:frame draw:name="Google Shape;41;ga52daa55e2_3_0:notes" presentation:style-name="pr8" draw:text-style-name="P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9C40000057FBE0AAD470FA77FF2.png" xlink:type="simple" xlink:show="embed" xlink:actuate="onLoad"/>
    <draw:fill-image draw:name="msFillBitmap_20_2" draw:display-name="msFillBitmap 2" xlink:href="Pictures/10000000000009C40000057F8D5BD6123C997D00.png" xlink:type="simple" xlink:show="embed" xlink:actuate="onLoad"/>
    <draw:fill-image draw:name="msFillBitmap_20_3" draw:display-name="msFillBitmap 3" xlink:href="Pictures/10000201000009C40000057E11A94FCE33D95298.png" xlink:type="simple" xlink:show="embed" xlink:actuate="onLoad"/>
    <draw:fill-image draw:name="msFillBitmap_20_4" draw:display-name="msFillBitmap 4" xlink:href="Pictures/10000000000009C40000057F8D5BD6123C997D0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2__5f_Custom_20_Layout-background" style:display-name="2_Custom Layout-background" style:family="presentation">
      <style:graphic-properties draw:stroke="none" draw:fill="bitmap" draw:fill-image-name="msFillBitmap_20_1" style:repeat="stretch"/>
      <style:text-properties style:letter-kerning="true"/>
    </style:style>
    <style:style style:name="_32__5f_Custom_20_Layout-backgroundobjects" style:display-name="2_Custom Layout-backgroundobjects" style:family="presentation">
      <style:graphic-properties draw:textarea-horizontal-align="justify" draw:shadow="hidden" draw:shadow-offset-x="0.2cm" draw:shadow-offset-y="0.2cm" draw:shadow-color="#808080"/>
      <style:text-properties style:letter-kerning="true"/>
    </style:style>
    <style:style style:name="_32__5f_Custom_20_Layout-notes" style:display-name="2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ustom_20_Layout-outline1" style:display-name="2_Custom Layout-outline1" style:family="presentation">
      <style:graphic-properties draw:stroke="none" draw:fill="none" draw:auto-grow-height="false" draw:fit-to-size="shrink-to-fit" style:shrink-to-fit="true">
        <text:list-style style:name="_32__5f_Custom_20_Layout-outline1" style:display-name="2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_5f_Custom_20_Layout-outline2" style:display-name="2_Custom Layout-outline2" style:family="presentation" style:parent-style-name="_32_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_5f_Custom_20_Layout-outline3" style:display-name="2_Custom Layout-outline3" style:family="presentation" style:parent-style-name="_32_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_5f_Custom_20_Layout-outline4" style:display-name="2_Custom Layout-outline4" style:family="presentation" style:parent-style-name="_32_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_5f_Custom_20_Layout-outline5" style:display-name="2_Custom Layout-outline5" style:family="presentation" style:parent-style-name="_32__5f_Custom_20_Layout-outline4">
      <style:paragraph-properties fo:margin-top="0.1cm" fo:margin-bottom="0cm"/>
      <style:text-properties fo:font-size="20pt" style:font-size-asian="20pt" style:font-size-complex="20pt"/>
    </style:style>
    <style:style style:name="_32__5f_Custom_20_Layout-outline6" style:display-name="2_Custom Layout-outline6" style:family="presentation" style:parent-style-name="_32__5f_Custom_20_Layout-outline5">
      <style:paragraph-properties fo:margin-top="0.1cm" fo:margin-bottom="0cm"/>
      <style:text-properties fo:font-size="20pt" style:font-size-asian="20pt" style:font-size-complex="20pt"/>
    </style:style>
    <style:style style:name="_32__5f_Custom_20_Layout-outline7" style:display-name="2_Custom Layout-outline7" style:family="presentation" style:parent-style-name="_32__5f_Custom_20_Layout-outline6">
      <style:paragraph-properties fo:margin-top="0.1cm" fo:margin-bottom="0cm"/>
      <style:text-properties fo:font-size="20pt" style:font-size-asian="20pt" style:font-size-complex="20pt"/>
    </style:style>
    <style:style style:name="_32__5f_Custom_20_Layout-outline8" style:display-name="2_Custom Layout-outline8" style:family="presentation" style:parent-style-name="_32__5f_Custom_20_Layout-outline7">
      <style:paragraph-properties fo:margin-top="0.1cm" fo:margin-bottom="0cm"/>
      <style:text-properties fo:font-size="20pt" style:font-size-asian="20pt" style:font-size-complex="20pt"/>
    </style:style>
    <style:style style:name="_32__5f_Custom_20_Layout-outline9" style:display-name="2_Custom Layout-outline9" style:family="presentation" style:parent-style-name="_32__5f_Custom_20_Layout-outline8">
      <style:paragraph-properties fo:margin-top="0.1cm" fo:margin-bottom="0cm"/>
      <style:text-properties fo:font-size="20pt" style:font-size-asian="20pt" style:font-size-complex="20pt"/>
    </style:style>
    <style:style style:name="_32__5f_Custom_20_Layout-subtitle" style:display-name="2_Custom Layout-subtitle" style:family="presentation">
      <style:graphic-properties draw:stroke="none" draw:fill="none" draw:textarea-vertical-align="middle">
        <text:list-style style:name="_32__5f_Custom_20_Layout-subtitle" style:display-name="2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ustom_20_Layout-title" style:display-name="2_Custom Layout-title" style:family="presentation">
      <style:graphic-properties draw:stroke="none" draw:fill="none" draw:textarea-vertical-align="middle">
        <text:list-style style:name="_32__5f_Custom_20_Layout-title" style:display-name="2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Custom_20_Layout-background" style:display-name="1_Custom Layout-background" style:family="presentation">
      <style:graphic-properties draw:stroke="none" draw:fill="bitmap" draw:fill-image-name="msFillBitmap_20_2" style:repeat="stretch"/>
      <style:text-properties style:letter-kerning="true"/>
    </style:style>
    <style:style style:name="_31__5f_Custom_20_Layout-backgroundobjects" style:display-name="1_Custom Layout-backgroundobjects" style:family="presentation">
      <style:graphic-properties draw:textarea-horizontal-align="justify" draw:shadow="hidden" draw:shadow-offset-x="0.2cm" draw:shadow-offset-y="0.2cm" draw:shadow-color="#808080"/>
      <style:text-properties style:letter-kerning="true"/>
    </style:style>
    <style:style style:name="_31__5f_Custom_20_Layout-notes" style:display-name="1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ustom_20_Layout-outline1" style:display-name="1_Custom Layout-outline1" style:family="presentation">
      <style:graphic-properties draw:stroke="none" draw:fill="none" draw:auto-grow-height="false" draw:fit-to-size="shrink-to-fit" style:shrink-to-fit="true">
        <text:list-style style:name="_31__5f_Custom_20_Layout-outline1" style:display-name="1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Custom_20_Layout-outline2" style:display-name="1_Custom Layout-outline2" style:family="presentation" style:parent-style-name="_31_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Custom_20_Layout-outline3" style:display-name="1_Custom Layout-outline3" style:family="presentation" style:parent-style-name="_31_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Custom_20_Layout-outline4" style:display-name="1_Custom Layout-outline4" style:family="presentation" style:parent-style-name="_31_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Custom_20_Layout-outline5" style:display-name="1_Custom Layout-outline5" style:family="presentation" style:parent-style-name="_31__5f_Custom_20_Layout-outline4">
      <style:paragraph-properties fo:margin-top="0.1cm" fo:margin-bottom="0cm"/>
      <style:text-properties fo:font-size="20pt" style:font-size-asian="20pt" style:font-size-complex="20pt"/>
    </style:style>
    <style:style style:name="_31__5f_Custom_20_Layout-outline6" style:display-name="1_Custom Layout-outline6" style:family="presentation" style:parent-style-name="_31__5f_Custom_20_Layout-outline5">
      <style:paragraph-properties fo:margin-top="0.1cm" fo:margin-bottom="0cm"/>
      <style:text-properties fo:font-size="20pt" style:font-size-asian="20pt" style:font-size-complex="20pt"/>
    </style:style>
    <style:style style:name="_31__5f_Custom_20_Layout-outline7" style:display-name="1_Custom Layout-outline7" style:family="presentation" style:parent-style-name="_31__5f_Custom_20_Layout-outline6">
      <style:paragraph-properties fo:margin-top="0.1cm" fo:margin-bottom="0cm"/>
      <style:text-properties fo:font-size="20pt" style:font-size-asian="20pt" style:font-size-complex="20pt"/>
    </style:style>
    <style:style style:name="_31__5f_Custom_20_Layout-outline8" style:display-name="1_Custom Layout-outline8" style:family="presentation" style:parent-style-name="_31__5f_Custom_20_Layout-outline7">
      <style:paragraph-properties fo:margin-top="0.1cm" fo:margin-bottom="0cm"/>
      <style:text-properties fo:font-size="20pt" style:font-size-asian="20pt" style:font-size-complex="20pt"/>
    </style:style>
    <style:style style:name="_31__5f_Custom_20_Layout-outline9" style:display-name="1_Custom Layout-outline9" style:family="presentation" style:parent-style-name="_31__5f_Custom_20_Layout-outline8">
      <style:paragraph-properties fo:margin-top="0.1cm" fo:margin-bottom="0cm"/>
      <style:text-properties fo:font-size="20pt" style:font-size-asian="20pt" style:font-size-complex="20pt"/>
    </style:style>
    <style:style style:name="_31__5f_Custom_20_Layout-subtitle" style:display-name="1_Custom Layout-subtitle" style:family="presentation">
      <style:graphic-properties draw:stroke="none" draw:fill="none" draw:textarea-vertical-align="middle">
        <text:list-style style:name="_31__5f_Custom_20_Layout-subtitle" style:display-name="1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ustom_20_Layout-title" style:display-name="1_Custom Layout-title" style:family="presentation">
      <style:graphic-properties draw:stroke="none" draw:fill="none" draw:textarea-vertical-align="middle">
        <text:list-style style:name="_31__5f_Custom_20_Layout-title" style:display-name="1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Layout-background" style:display-name="Custom Layout-background" style:family="presentation">
      <style:graphic-properties draw:stroke="none" draw:fill="bitmap" draw:fill-image-name="msFillBitmap_20_3" style:repeat="stretch"/>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style:shrink-to-fit="true">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Layout-outline2" style:display-name="Custom Layout-outline2" style:family="presentation" style:parent-style-name="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3" style:display-name="Custom Layout-outline3" style:family="presentation" style:parent-style-name="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4" style:display-name="Custom Layout-outline4" style:family="presentation" style:parent-style-name="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4"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_32__5f_Custom_20_Layout-backgroundobjects">
      <style:graphic-properties draw:stroke="none" draw:fill="none" draw:fill-color="#ffffff" draw:auto-grow-height="false" fo:min-height="1.485cm"/>
    </style:style>
    <style:style style:name="Mpr2" style:family="presentation" style:parent-style-name="_32__5f_Custom_20_Layout-backgroundobjects">
      <style:graphic-properties draw:stroke="none" draw:fill="none" draw:fill-color="#ffffff" draw:textarea-vertical-align="bottom" draw:auto-grow-height="false" fo:min-height="1.485cm"/>
    </style:style>
    <style:style style:name="Mpr3" style:family="presentation" style:parent-style-name="_31__5f_Custom_20_Layout-backgroundobjects">
      <style:graphic-properties draw:stroke="none" draw:fill="none" draw:fill-color="#ffffff" draw:auto-grow-height="false" fo:min-height="1.27cm"/>
    </style:style>
    <style:style style:name="Mpr4" style:family="presentation" style:parent-style-name="_31__5f_Custom_20_Layout-backgroundobjects">
      <style:graphic-properties draw:stroke="none" draw:fill="none" draw:fill-color="#ffffff" draw:textarea-vertical-align="bottom" draw:auto-grow-height="false" fo:min-height="1.27cm"/>
    </style:style>
    <style:style style:name="Mpr5" style:family="presentation" style:parent-style-name="Custom_20_Layout-backgroundobjects">
      <style:graphic-properties draw:stroke="none" draw:fill="none" draw:fill-color="#ffffff" draw:auto-grow-height="false" fo:min-height="1.27cm"/>
    </style:style>
    <style:style style:name="Mpr6" style:family="presentation" style:parent-style-name="Custom_20_Layout-backgroundobjects">
      <style:graphic-properties draw:stroke="none" draw:fill="none" draw:fill-color="#ffffff" draw:textarea-vertical-align="bottom" draw:auto-grow-height="false" fo:min-height="1.27cm"/>
    </style:style>
    <style:style style:name="Mpr7" style:family="presentation" style:parent-style-name="Default-backgroundobjects">
      <style:graphic-properties draw:stroke="none" draw:fill="none" draw:fill-color="#ffffff" draw:auto-grow-height="false" fo:min-height="1.27cm"/>
    </style:style>
    <style:style style:name="Mpr8"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_32__5f_Custom_20_Layout" style:display-name="2_Custom Layout" style:page-layout-name="PM1" draw:style-name="Mdp1">
      <draw:frame presentation:style-name="_32__5f_Custom_20_Layout-title" draw:layer="backgroundobjects" svg:width="22.859cm" svg:height="2.385cm" svg:x="1.27cm" svg:y="0.57cm" presentation:class="title" presentation:placeholder="true">
        <draw:text-box/>
      </draw:frame>
      <draw:frame presentation:style-name="_32__5f_Custom_20_Layout-outline1" draw:layer="backgroundobjects" svg:width="22.859cm" svg:height="8.286cm" svg:x="1.27cm" svg:y="3.343cm" presentation:class="outline" presentation:placeholder="true">
        <draw:text-box/>
      </draw:frame>
      <presentation:notes style:page-layout-name="PM2">
        <draw:page-thumbnail presentation:style-name="_32__5f_Custom_20_Layout-title" draw:layer="backgroundobjects" svg:width="19.798cm" svg:height="11.136cm" svg:x="0.6cm" svg:y="2.257cm" presentation:class="page"/>
        <draw:frame presentation:style-name="_32__5f_Custom_20_Layou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Custom_20_Layout" style:display-name="1_Custom Layout" style:page-layout-name="PM1" draw:style-name="Mdp2">
      <draw:frame draw:name="Google Shape;19;p8" presentation:style-name="_31__5f_Custom_20_Layout-outline1" draw:layer="backgroundobjects" svg:width="20.268cm" svg:height="5.337cm" svg:x="2.587cm" svg:y="4.194cm" presentation:class="outline" presentation:placeholder="true" presentation:user-transformed="true">
        <draw:text-box/>
      </draw:frame>
      <draw:frame draw:name="Google Shape;20;p8" presentation:style-name="_31__5f_Custom_20_Layout-outline1" draw:layer="backgroundobjects" svg:width="20.268cm" svg:height="1.119cm" svg:x="2.587cm" svg:y="9.284cm" presentation:class="outline" presentation:placeholder="true" presentation:user-transformed="true">
        <draw:text-box/>
      </draw:frame>
      <draw:frame presentation:style-name="_31__5f_Custom_20_Layout-title" draw:layer="backgroundobjects" svg:width="22.859cm" svg:height="2.385cm" svg:x="1.27cm" svg:y="0.57cm" presentation:class="title" presentation:placeholder="true">
        <draw:text-box/>
      </draw:frame>
      <presentation:notes style:page-layout-name="PM2">
        <draw:page-thumbnail presentation:style-name="_31__5f_Custom_20_Layout-title" draw:layer="backgroundobjects" svg:width="16.931cm" svg:height="9.524cm" svg:x="1.059cm" svg:y="1.93cm" presentation:class="page"/>
        <draw:frame presentation:style-name="_31__5f_Custom_20_Layou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20_Layout" style:display-name="Custom Layout" style:page-layout-name="PM1" draw:style-name="Mdp3">
      <draw:frame draw:name="Google Shape;22;p9" presentation:style-name="Custom_20_Layout-outline1" draw:layer="backgroundobjects" svg:width="22.902cm" svg:height="8.74cm" svg:x="1.255cm" svg:y="4.022cm" presentation:class="outline" presentation:placeholder="true" presentation:user-transformed="true">
        <draw:text-box/>
      </draw:frame>
      <draw:frame presentation:style-name="Custom_20_Layout-title" draw:layer="backgroundobjects" svg:width="22.859cm" svg:height="2.385cm" svg:x="1.27cm" svg:y="0.57cm" presentation:class="title" presentation:placeholder="true">
        <draw:text-box/>
      </draw:frame>
      <presentation:notes style:page-layout-name="PM2">
        <draw:page-thumbnail presentation:style-name="Custom_20_Layout-title" draw:layer="backgroundobjects" svg:width="16.931cm" svg:height="9.524cm" svg:x="1.059cm" svg:y="1.93cm" presentation:class="page"/>
        <draw:frame presentation:style-name="Custom_20_Layou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4">
      <draw:frame draw:name="Google Shape;8;p3" presentation:style-name="Default-outline1" draw:layer="backgroundobjects" svg:width="20.268cm" svg:height="5.337cm" svg:x="2.587cm" svg:y="4.194cm" presentation:class="outline" presentation:placeholder="true" presentation:user-transformed="true">
        <draw:text-box/>
      </draw:frame>
      <draw:frame draw:name="Google Shape;9;p3" presentation:style-name="Default-outline1" draw:layer="backgroundobjects" svg:width="20.268cm" svg:height="1.119cm" svg:x="2.587cm" svg:y="9.284cm" presentation:class="outline" presentation:placeholder="true" presentation:user-transformed="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7"/>
    <meta:generator>LibreOfficeDev/6.0.5.2$Linux_X86_64 LibreOffice_project/</meta:generator>
  </office:meta>
</office:document-meta>
</file>